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499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2.5cm"/>
      <style:paragraph-properties style:writing-mode="lr-tb"/>
    </style:style>
    <style:style style:name="pr8" style:family="presentation" style:parent-style-name="Forestbird3-outline1">
      <style:graphic-properties fo:min-height="12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outline1">
      <style:graphic-properties fo:min-height="12cm"/>
      <style:paragraph-properties style:writing-mode="lr-tb"/>
    </style:style>
    <style:style style:name="pr1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4.992cm" svg:height="2.5cm" svg:x="1.499cm" svg:y="2.999cm" presentation:class="title" presentation:user-transformed="true">
          <draw:text-box>
            <text:p>ECSE-552 Final Project Software Architecture</text:p>
          </draw:text-box>
        </draw:frame>
        <draw:frame presentation:style-name="pr2" draw:text-style-name="P2" draw:layer="layout" svg:width="24.992cm" svg:height="9.499cm" svg:x="1.499cm" svg:y="3.499cm" presentation:class="subtitle">
          <draw:text-box>
            <text:p text:style-name="P1">Graham Smith</text:p>
            <text:p text:style-name="P1">03/01/202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4.992cm" svg:height="2.5cm" svg:x="1.499cm" svg:y="0.499cm" presentation:class="title">
          <draw:text-box>
            <text:p>Source File Organization</text:p>
          </draw:text-box>
        </draw:frame>
        <draw:frame presentation:style-name="pr5" draw:layer="layout" svg:width="24.992cm" svg:height="8.999cm" svg:x="1.499cm" svg:y="3.499cm" presentation:class="outline">
          <draw:text-box>
            <text:list text:style-name="L2">
              <text:list-item>
                <text:p>Python files</text:p>
                <text:list>
                  <text:list-item>
                    <text:p>Use for core modules like defining model class or feature extraction</text:p>
                  </text:list-item>
                  <text:list-item>
                    <text:p>Bulk of code in this format as it’s easier to track diffs in GitHub</text:p>
                  </text:list-item>
                </text:list>
              </text:list-item>
              <text:list-item>
                <text:p><text:span text:style-name="T1">Jupyter Notebook- </text:span>Limited to setting up the execution environment</text:p>
                <text:list>
                  <text:list-item>
                    <text:p>Download and install libraries</text:p>
                  </text:list-item>
                  <text:list-item>
                    <text:p>Connect to Google drive/external storage location</text:p>
                  </text:list-item>
                  <text:list-item>
                    <text:p>Initiate training data transfer and unzipping</text:p>
                  </text:list-item>
                  <text:list-item>
                    <text:p>Initiate training execution and display/save results</text:p>
                  </text:list-item>
                </text:list>
              </text:list-item>
              <text:list-item>
                <text:p>GitHub stores:</text:p>
                <text:list>
                  <text:list-item>
                    <text:p>Source code</text:p>
                  </text:list-item>
                  <text:list-item>
                    <text:p>Planning/architectural docu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4.992cm" svg:height="2.5cm" svg:x="1.499cm" svg:y="0.499cm" presentation:class="title">
          <draw:text-box>
            <text:p text:style-name="P4">Network Issue w/ Data Stoarge</text:p>
          </draw:text-box>
        </draw:frame>
        <draw:frame presentation:style-name="pr8" draw:layer="layout" svg:width="24.992cm" svg:height="8.999cm" svg:x="1.499cm" svg:y="3.499cm" presentation:class="outline">
          <draw:text-box>
            <text:list text:style-name="L2">
              <text:list-item>
                <text:p text:style-name="P5">Google Colab storage doesn’t persist → data needs to be uploaded each time</text:p>
              </text:list-item>
              <text:list-item>
                <text:p text:style-name="P5">Solution #1 – Store data on Gdrive and access Gdrive while training</text:p>
                <text:list>
                  <text:list-item>
                    <text:p>Quota limits on per-user and per-file operation count and bandwidth quotas</text:p>
                  </text:list-item>
                  <text:list-item>
                    <text:p>Creates bottleneck where training loop could be stalled/waiting on data from network connection between Google Colab and Gdrive</text:p>
                  </text:list-item>
                </text:list>
              </text:list-item>
              <text:list-item>
                <text:p text:style-name="P5">Better solution – Zip up data and transfer it all before training begins</text:p>
                <text:list>
                  <text:list-item>
                    <text:p>More overhead upfront in terms of upload time</text:p>
                  </text:list-item>
                  <text:list-item>
                    <text:p>Data stored on drives associated with VM instance</text:p>
                  </text:list-item>
                  <text:list-item>
                    <text:p>Removes network connection from bottleneck</text:p>
                  </text:list-item>
                </text:list>
              </text:list-item>
              <text:list-item>
                <text:p text:style-name="P5">Documented problem in <text:a xlink:href="https://research.google.com/colaboratory/faq.html" xlink:type="simple">Google Colab FAQ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layer="layout" svg:width="24.992cm" svg:height="2.5cm" svg:x="1.499cm" svg:y="0.499cm" presentation:class="title">
          <draw:text-box>
            <text:p>Usage of Google Drive</text:p>
          </draw:text-box>
        </draw:frame>
        <draw:frame presentation:style-name="pr11" draw:layer="layout" svg:width="24.992cm" svg:height="8.999cm" svg:x="1.499cm" svg:y="3.499cm" presentation:class="outline">
          <draw:text-box>
            <text:list text:style-name="L2">
              <text:list-item>
                <text:p>Serve as a common reference point for everyone similar to GitHub</text:p>
              </text:list-item>
              <text:list-item>
                <text:p>Don’t make several copies across multiple Gdrives as maintenance becomes a pain</text:p>
              </text:list-item>
              <text:list-item>
                <text:p>Stores:</text:p>
                <text:list>
                  <text:list-item>
                    <text:p>Training/validation/testing data (Pre-processed?)</text:p>
                  </text:list-item>
                  <text:list-item>
                    <text:p>Best model checkpoints from training?</text:p>
                  </text:list-item>
                  <text:list-item>
                    <text:p>Output graphs/logs/performance metr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3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-outline7" style:family="presentation" style:parent-style-name="Forestbird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-outline8" style:family="presentation" style:parent-style-name="Forestbird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9" style:family="presentation" style:parent-style-name="Forestbird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3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1-outline7" style:family="presentation" style:parent-style-name="Forestbird1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1-outline8" style:family="presentation" style:parent-style-name="Forestbird1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9" style:family="presentation" style:parent-style-name="Forestbird1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3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2-outline7" style:family="presentation" style:parent-style-name="Forestbird2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2-outline8" style:family="presentation" style:parent-style-name="Forestbird2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9" style:family="presentation" style:parent-style-name="Forestbird2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3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3-outline7" style:family="presentation" style:parent-style-name="Forestbird3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3-outline8" style:family="presentation" style:parent-style-name="Forestbird3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9" style:family="presentation" style:parent-style-name="Forestbird3-outline8">
      <style:paragraph-properties fo:margin-left="0cm" fo:margin-right="0cm" fo:margin-top="0.069cm" fo:margin-bottom="0cm" fo:text-indent="0cm"/>
      <style:text-properties fo:font-size="14.8999996185303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.072cm" fo:margin-bottom="0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.071cm" fo:margin-bottom="0cm" fo:text-indent="0cm"/>
      <style:text-properties fo:font-size="14.8999996185303pt"/>
    </style:style>
    <style:style style:name="Standard-outline9" style:family="presentation" style:parent-style-name="Standard-outline8">
      <style:paragraph-properties fo:margin-left="0cm" fo:margin-right="0cm" fo:margin-top="0.07cm" fo:margin-bottom="0cm" fo:text-indent="0cm"/>
      <style:text-properties fo:font-size="14.8999996185303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5cm" fo:min-width="27.491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1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1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4.992cm" svg:height="2.5cm" svg:x="1.499cm" svg:y="0.499cm" presentation:class="title" presentation:placeholder="true">
        <draw:text-box/>
      </draw:frame>
      <draw:frame presentation:style-name="Forestbird-outline1" draw:layer="backgroundobjects" svg:width="24.992cm" svg:height="9.499cm" svg:x="1.499cm" svg:y="3.499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5cm" svg:y="14.339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5cm" svg:y="14.308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5cm" svg:y="14.608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5cm" svg:y="14.265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6cm" svg:y="14.265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5cm" svg:y="14.615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cm" svg:y="14.24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2cm" svg:y="13.075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5cm" svg:y="13.237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3cm" svg:y="13.075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5cm" svg:y="13.237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3cm" svg:y="13.567cm" svg:viewBox="0 0 1127 988" svg:d="M564 0c310 0 451 133 451 317 0 154 233 382 24 532-100 74-273 139-475 139-203 0-375-65-477-139-209-153 25-378 25-532 0-184 138-317 452-317z">
          <text:p/>
        </draw:path>
        <draw:path draw:style-name="Mgr4" draw:text-style-name="MP8" draw:layer="backgroundobjects" svg:width="0.984cm" svg:height="0.817cm" svg:x="7.711cm" svg:y="13.702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4cm" svg:height="0.168cm" svg:x="7.974cm" svg:y="14.286cm" svg:viewBox="0 0 465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3cm" svg:x="8.331cm" svg:y="13.823cm" svg:viewBox="0 0 273 324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5cm" svg:y="13.805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2cm" svg:y="13.9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3cm" svg:x="7.81cm" svg:y="13.823cm" svg:viewBox="0 0 270 324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1cm" svg:y="13.808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78cm" svg:y="13.9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4cm" svg:y="14.246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6cm" svg:y="14.132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6cm" svg:y="14.092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6cm" svg:y="14.016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cm" svg:y="14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3cm" svg:y="14.151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3cm" svg:y="13.979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1cm" svg:y="13.979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6cm" svg:y="14.154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5cm" svg:y="13.967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6cm" svg:y="13.384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7cm" svg:y="13.466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cm" svg:y="13.384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7cm" svg:y="13.466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1cm" svg:y="13.631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88cm" svg:y="13.698cm" svg:viewBox="0 0 492 409" svg:d="M223 13c14-17 27-17 40 0 33 42 83 131 87 205 58-8 124-5 138 26 26 61-97 165-243 165-147 0-267-104-241-165 11-31 77-34 134-26 3-74 53-163 85-205z">
          <text:p/>
        </draw:path>
        <draw:path draw:style-name="Mgr4" draw:text-style-name="MP8" draw:layer="backgroundobjects" svg:width="0.232cm" svg:height="0.083cm" svg:x="3.917cm" svg:y="13.99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cm" svg:x="3.835cm" svg:y="13.758cm" svg:viewBox="0 0 136 161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6cm" svg:y="13.75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cm" svg:y="13.797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5cm" svg:y="13.758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7cm" svg:y="13.751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7cm" svg:y="13.797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3cm" svg:y="13.97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1cm" svg:y="13.913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6cm" svg:y="13.893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3cm" svg:y="13.536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74cm" svg:y="13.517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74cm" svg:y="13.505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2cm" svg:y="13.612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85cm" svg:y="13.416cm" svg:viewBox="0 0 743 869" svg:d="M714 335c-39-97-143-215-295-280-380-166-518 86-345 213 203 150 184 389 262 488-82 21-142 65-142 90 0 35 165 16 248 23 138 0 249-28 249-62 2-26-2-42-9-56 66-99 80-296 32-416z">
        <text:p/>
      </draw:path>
      <draw:path draw:style-name="Mgr4" draw:text-style-name="MP8" draw:layer="backgroundobjects" svg:width="0.277cm" svg:height="0.51cm" svg:x="18.072cm" svg:y="13.71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69cm" svg:y="13.384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59cm" svg:y="13.363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35cm" svg:y="13.19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36cm" svg:y="13.181cm" svg:viewBox="0 0 452 535" svg:d="M335 0c-27 41-74 50-83 122-124 5-262 173-251 307 2 37 101 106 225 106 125 0 225-111 225-247 3-81-23-125-67-145 7-72-32-95-49-143z">
        <text:p/>
      </draw:path>
      <draw:path draw:style-name="Mgr4" draw:text-style-name="MP8" draw:layer="backgroundobjects" svg:width="0.1cm" svg:height="0.195cm" svg:x="17.901cm" svg:y="13.245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39cm" svg:y="13.409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59cm" svg:y="13.437cm" svg:viewBox="0 0 83 76" svg:d="M37 76c-26 0-25-19-37-28 12-16 11-48 37-48 25 0 31 32 46 48-15 9-21 28-46 28z">
        <text:p/>
      </draw:path>
      <draw:path draw:style-name="Mgr4" draw:text-style-name="MP8" draw:layer="backgroundobjects" svg:width="0.391cm" svg:height="0.335cm" svg:x="17.72cm" svg:y="13.453cm" svg:viewBox="0 0 392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2cm" svg:height="0.254cm" svg:x="17.594cm" svg:y="13.679cm" svg:viewBox="0 0 503 255" svg:d="M196 126c-64-12-170 12-192-37-32-69 162-111 212-78 120 73 282-69 287 145 2 53-125 208-307-30z">
        <text:p/>
      </draw:path>
      <draw:custom-shape draw:style-name="Mgr5" draw:text-style-name="MP9" draw:layer="backgroundobjects" svg:width="0.5cm" svg:height="2.5cm" svg:x="25.491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2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2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2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1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3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2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3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2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05cm" svg:y="9.9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492cm" svg:y="9.9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82cm" svg:y="10.3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55cm" svg:y="10.3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cm" svg:y="10.1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07cm" svg:y="10.2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79cm" svg:y="10.3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67cm" svg:y="10.45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05cm" svg:y="10.4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492cm" svg:y="10.4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82cm" svg:y="10.8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55cm" svg:y="10.8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cm" svg:y="10.6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07cm" svg:y="10.7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79cm" svg:y="10.8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67cm" svg:y="10.957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4.992cm" svg:height="2.5cm" svg:x="1.499cm" svg:y="0.499cm" presentation:class="title" presentation:placeholder="true">
        <draw:text-box/>
      </draw:frame>
      <draw:frame presentation:style-name="Mpr5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cm" svg:height="2.5cm" svg:x="25.492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3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3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3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2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4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3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4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3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05cm" svg:y="10.2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992cm" svg:y="10.2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82cm" svg:y="10.5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55cm" svg:y="10.5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cm" svg:y="10.3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07cm" svg:y="10.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79cm" svg:y="10.6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67cm" svg:y="10.70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04cm" svg:y="9.7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491cm" svg:y="9.7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81cm" svg:y="10.0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54cm" svg:y="10.0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59cm" svg:y="9.8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06cm" svg:y="10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78cm" svg:y="10.1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66cm" svg:y="10.207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4.992cm" svg:height="8.999cm" svg:x="1.499cm" svg:y="3.4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4.992cm" svg:height="2.5cm" svg:x="1.499cm" svg:y="0.499cm" presentation:class="title" presentation:placeholder="true">
        <draw:text-box/>
      </draw:frame>
      <draw:frame presentation:style-name="Forestbird2-outline1" draw:layer="backgroundobjects" svg:width="24.992cm" svg:height="8.999cm" svg:x="1.499cm" svg:y="3.499cm" presentation:class="outline" presentation:placeholder="true">
        <draw:text-box/>
      </draw:frame>
      <draw:frame presentation:style-name="Mpr8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52cm" svg:y="13.593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13cm" svg:y="13.574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13cm" svg:y="13.562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4.991cm" svg:y="13.669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24cm" svg:y="13.473cm" svg:viewBox="0 0 743 869" svg:d="M714 335c-39-97-143-215-295-280-380-166-518 86-345 213 203 150 184 389 262 488-82 21-142 65-142 90 0 35 165 16 248 23 138 0 249-28 249-62 2-26-2-42-9-56 66-99 80-296 32-416z">
          <text:p/>
        </draw:path>
        <draw:path draw:style-name="Mgr4" draw:text-style-name="MP8" draw:layer="backgroundobjects" svg:width="0.277cm" svg:height="0.51cm" svg:x="25.511cm" svg:y="13.767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08cm" svg:y="13.441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498cm" svg:y="13.4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74cm" svg:y="13.247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75cm" svg:y="13.238cm" svg:viewBox="0 0 452 535" svg:d="M335 0c-27 41-74 50-83 122-124 5-262 173-251 307 2 37 101 106 225 106 125 0 225-111 225-247 3-81-23-125-67-145 7-72-32-95-49-143z">
          <text:p/>
        </draw:path>
        <draw:path draw:style-name="Mgr4" draw:text-style-name="MP8" draw:layer="backgroundobjects" svg:width="0.1cm" svg:height="0.195cm" svg:x="25.34cm" svg:y="13.302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78cm" svg:y="13.466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198cm" svg:y="13.494cm" svg:viewBox="0 0 83 76" svg:d="M37 76c-26 0-25-19-37-28 12-16 11-48 37-48 25 0 31 32 46 48-15 9-21 28-46 28z">
          <text:p/>
        </draw:path>
        <draw:path draw:style-name="Mgr4" draw:text-style-name="MP8" draw:layer="backgroundobjects" svg:width="0.391cm" svg:height="0.335cm" svg:x="25.159cm" svg:y="13.51cm" svg:viewBox="0 0 392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2cm" svg:height="0.254cm" svg:x="25.033cm" svg:y="13.736cm" svg:viewBox="0 0 503 255" svg:d="M196 126c-64-12-170 12-192-37-32-69 162-111 212-78 120 73 282-69 287 145 2 53-125 208-307-30z">
          <text:p/>
        </draw:path>
      </draw:g>
      <draw:g>
        <draw:path draw:style-name="Mgr4" draw:text-style-name="MP8" draw:layer="backgroundobjects" svg:width="0.217cm" svg:height="0.219cm" svg:x="22.742cm" svg:y="14.275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1cm" svg:y="14.251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49cm" svg:y="14.494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27cm" svg:y="14.216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09cm" svg:y="14.216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19cm" svg:y="14.5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84cm" svg:y="14.195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69cm" svg:y="13.248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cm" svg:y="13.38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cm" svg:y="13.248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1cm" svg:y="13.38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cm" svg:y="13.648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4cm" svg:height="0.664cm" svg:x="22.995cm" svg:y="13.758cm" svg:viewBox="0 0 875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23cm" svg:y="14.233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77cm" svg:y="13.856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62cm" svg:y="13.842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cm" svg:y="13.918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1cm" svg:y="13.856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44cm" svg:y="13.844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cm" svg:y="13.918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59cm" svg:y="14.201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cm" svg:y="14.108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28cm" svg:y="14.075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4.992cm" svg:height="2.5cm" svg:x="1.499cm" svg:y="0.499cm" presentation:class="title" presentation:placeholder="true">
        <draw:text-box/>
      </draw:frame>
      <draw:frame presentation:style-name="Forestbird3-outline1" draw:layer="backgroundobjects" svg:width="24.992cm" svg:height="8.999cm" svg:x="1.499cm" svg:y="3.499cm" presentation:class="outline" presentation:placeholder="true">
        <draw:text-box/>
      </draw:frame>
      <draw:frame presentation:style-name="Mpr1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0.993cm" svg:y="14.119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88cm" svg:y="14.085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2cm" svg:y="14.41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55cm" svg:y="14.038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794cm" svg:y="14.038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05cm" svg:y="14.418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24cm" svg:y="14.011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45cm" svg:y="12.748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1cm" svg:y="12.924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47cm" svg:y="12.748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83cm" svg:y="12.924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18cm" svg:y="13.281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297cm" svg:y="13.428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1cm" svg:y="14.061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396cm" svg:y="13.559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77cm" svg:y="13.54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2cm" svg:y="13.642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2cm" svg:y="13.559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56cm" svg:y="13.543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1.998cm" svg:y="13.642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33cm" svg:y="14.018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494cm" svg:y="13.894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697cm" svg:y="13.851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cm" svg:y="13.933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cm" svg:x="25.716cm" svg:y="13.916cm" svg:viewBox="0 0 229 291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32cm" svg:y="14.079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67cm" svg:y="13.893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396cm" svg:y="13.893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71cm" svg:y="14.082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31cm" svg:y="13.88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693cm" svg:y="13.248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11cm" svg:y="13.336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41cm" svg:y="13.248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84cm" svg:y="13.336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78cm" svg:y="13.515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14cm" svg:y="13.588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54cm" svg:y="13.905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44cm" svg:y="13.653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47cm" svg:y="13.645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67cm" svg:y="13.695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67cm" svg:y="13.653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56cm" svg:y="13.646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03cm" svg:y="13.695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34cm" svg:y="13.883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12cm" svg:y="13.822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3cm" svg:height="0.059cm" svg:x="25.514cm" svg:y="13.8cm" svg:viewBox="0 0 124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1cm" svg:height="2.63cm" svg:x="1.399cm" svg:y="0.626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4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6:25:19.019000000</meta:creation-date>
    <meta:editing-duration>PT1H45M19S</meta:editing-duration>
    <meta:editing-cycles>9</meta:editing-cycles>
    <meta:generator>LibreOffice/7.2.4.1$Windows_X86_64 LibreOffice_project/27d75539669ac387bb498e35313b970b7fe9c4f9</meta:generator>
    <dc:title>Forestbird</dc:title>
    <dc:date>2022-03-01T18:41:13.442000000</dc:date>
    <meta:document-statistic meta:object-count="290"/>
  </office:meta>
</office:document-meta>
</file>